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Calibri" svg:font-family="Calibri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omic Sans MS" fo:font-size="22pt" officeooo:rsid="000ed876" officeooo:paragraph-rsid="000ed876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style:font-name="Comic Sans MS" fo:font-size="16pt" officeooo:rsid="000ed876" officeooo:paragraph-rsid="000ed876" fo:background-color="#bbe33d" style:font-size-asian="14pt" style:font-size-complex="16pt"/>
    </style:style>
    <style:style style:name="P3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Comic Sans MS" fo:font-size="14pt" officeooo:rsid="00176c19" officeooo:paragraph-rsid="0018f721" fo:background-color="#ffffff" style:font-size-asian="14pt" style:font-size-complex="14pt"/>
    </style:style>
    <style:style style:name="P4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Comic Sans MS" fo:font-size="14pt" officeooo:rsid="00176c19" officeooo:paragraph-rsid="00176c19" fo:background-color="#ffffff" style:font-size-asian="14pt" style:font-size-complex="14pt"/>
    </style:style>
    <style:style style:name="P5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Comic Sans MS" fo:font-size="14pt" officeooo:rsid="00176c19" officeooo:paragraph-rsid="001b5ccf" fo:background-color="#ffffff" style:font-size-asian="14pt" style:font-size-complex="14pt"/>
    </style:style>
    <style:style style:name="P6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Comic Sans MS" fo:font-size="14pt" officeooo:rsid="00174cf3" officeooo:paragraph-rsid="00174cf3" fo:background-color="#ffffff" style:font-size-asian="14pt" style:font-size-complex="14pt"/>
    </style:style>
    <style:style style:name="P7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Comic Sans MS" fo:font-size="14pt" officeooo:rsid="0018f721" officeooo:paragraph-rsid="0018f721" fo:background-color="#ffffff" style:font-size-asian="14pt" style:font-size-complex="14pt"/>
    </style:style>
    <style:style style:name="P8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Comic Sans MS" fo:font-size="14pt" officeooo:rsid="0014e172" officeooo:paragraph-rsid="0014e172" fo:background-color="#ffffff" style:font-size-asian="14pt" style:font-size-complex="14pt"/>
    </style:style>
    <style:style style:name="P9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Comic Sans MS" fo:font-size="14pt" officeooo:rsid="0015db65" officeooo:paragraph-rsid="0015db65" fo:background-color="#ffffff" style:font-size-asian="14pt" style:font-size-complex="14pt"/>
    </style:style>
    <style:style style:name="P10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Comic Sans MS" fo:font-size="14pt" officeooo:rsid="001a479f" officeooo:paragraph-rsid="001a479f" fo:background-color="#ffffff" style:font-size-asian="14pt" style:font-size-complex="14pt"/>
    </style:style>
    <style:style style:name="P11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Comic Sans MS" fo:font-size="14pt" officeooo:rsid="001b5ccf" officeooo:paragraph-rsid="001b5ccf" fo:background-color="#ffffff" style:font-size-asian="14pt" style:font-size-complex="14pt"/>
    </style:style>
    <style:style style:name="P12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Comic Sans MS" fo:font-size="14pt" officeooo:rsid="001c1af1" officeooo:paragraph-rsid="001c1af1" fo:background-color="#ffffff" style:font-size-asian="14pt" style:font-size-complex="14pt"/>
    </style:style>
    <style:style style:name="P13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Comic Sans MS" fo:font-size="14pt" officeooo:rsid="001cc38c" officeooo:paragraph-rsid="001cc38c" fo:background-color="#ffffff" style:font-size-asian="14pt" style:font-size-complex="14pt"/>
    </style:style>
    <style:style style:name="P14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Comic Sans MS" fo:font-size="14pt" officeooo:rsid="001e408b" officeooo:paragraph-rsid="001e408b" fo:background-color="#ffffff" style:font-size-asian="14pt" style:font-size-complex="14pt"/>
    </style:style>
    <style:style style:name="P15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Comic Sans MS" fo:font-size="14pt" officeooo:rsid="001e408b" officeooo:paragraph-rsid="0021d341" fo:background-color="#ffffff" style:font-size-asian="14pt" style:font-size-complex="14pt"/>
    </style:style>
    <style:style style:name="P16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Comic Sans MS" fo:font-size="14pt" officeooo:rsid="002036f8" officeooo:paragraph-rsid="002036f8" fo:background-color="#ffffff" style:font-size-asian="14pt" style:font-size-complex="14pt"/>
    </style:style>
    <style:style style:name="P17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Comic Sans MS" fo:font-size="14pt" officeooo:rsid="0021d341" officeooo:paragraph-rsid="0021d341" fo:background-color="#ffffff" style:font-size-asian="14pt" style:font-size-complex="14pt"/>
    </style:style>
    <style:style style:name="P18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Comic Sans MS" fo:font-size="14pt" officeooo:rsid="0022faa4" officeooo:paragraph-rsid="0022faa4" fo:background-color="#ffffff" style:font-size-asian="14pt" style:font-size-complex="14pt"/>
    </style:style>
    <style:style style:name="P19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Comic Sans MS" fo:font-size="14pt" officeooo:rsid="002481d0" officeooo:paragraph-rsid="002481d0" fo:background-color="#ffffff" style:font-size-asian="14pt" style:font-size-complex="14pt"/>
    </style:style>
    <style:style style:name="P20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Comic Sans MS" fo:font-size="14pt" officeooo:rsid="002fc384" officeooo:paragraph-rsid="002fc384" fo:background-color="#ffffff" style:font-size-asian="14pt" style:font-size-complex="14pt"/>
    </style:style>
    <style:style style:name="P21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Comic Sans MS" fo:font-size="14pt" officeooo:rsid="0030700c" officeooo:paragraph-rsid="0030700c" fo:background-color="#ffffff" style:font-size-asian="14pt" style:font-size-complex="14pt"/>
    </style:style>
    <style:style style:name="P22" style:family="paragraph" style:parent-style-name="Standard">
      <style:paragraph-properties fo:margin-left="0.5in" fo:margin-right="0in" fo:text-align="end" style:justify-single-word="false" fo:text-indent="0in" style:auto-text-indent="false" style:writing-mode="lr-tb"/>
      <style:text-properties style:font-name="Comic Sans MS" fo:font-size="14pt" officeooo:rsid="003107c3" officeooo:paragraph-rsid="003107c3" fo:background-color="#ffffff" style:font-size-asian="14pt" style:font-size-complex="14pt"/>
    </style:style>
    <style:style style:name="P23" style:family="paragraph" style:parent-style-name="Standard">
      <style:paragraph-properties fo:margin-left="0.5in" fo:margin-right="0in" fo:text-align="end" style:justify-single-word="false" fo:text-indent="0in" style:auto-text-indent="false" style:writing-mode="lr-tb"/>
      <style:text-properties style:font-name="Comic Sans MS" fo:font-size="14pt" officeooo:rsid="00314180" officeooo:paragraph-rsid="00314180" fo:background-color="#ffffff" style:font-size-asian="14pt" style:font-size-complex="14pt"/>
    </style:style>
    <style:style style:name="P24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Comic Sans MS" fo:font-size="14pt" officeooo:rsid="003442b4" officeooo:paragraph-rsid="003442b4" fo:background-color="#ffffff" style:font-size-asian="14pt" style:font-size-complex="14pt"/>
    </style:style>
    <style:style style:name="P25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Comic Sans MS" fo:font-size="14pt" officeooo:rsid="002809aa" officeooo:paragraph-rsid="002809aa" fo:background-color="#ffffff" style:font-size-asian="12.25pt" style:font-size-complex="14pt"/>
    </style:style>
    <style:style style:name="P26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Comic Sans MS" fo:font-size="14pt" officeooo:rsid="0028fe35" officeooo:paragraph-rsid="0028fe35" fo:background-color="#ffffff" style:font-size-asian="12.25pt" style:font-size-complex="14pt"/>
    </style:style>
    <style:style style:name="P27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Comic Sans MS" fo:font-size="14pt" officeooo:rsid="0029f995" officeooo:paragraph-rsid="0029f995" fo:background-color="#ffffff" style:font-size-asian="12.25pt" style:font-size-complex="14pt"/>
    </style:style>
    <style:style style:name="P28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Comic Sans MS" fo:font-size="14pt" officeooo:rsid="002b428f" officeooo:paragraph-rsid="002b428f" fo:background-color="#ffffff" style:font-size-asian="12.25pt" style:font-size-complex="14pt"/>
    </style:style>
    <style:style style:name="P29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Comic Sans MS" fo:font-size="14pt" officeooo:rsid="002b8cee" officeooo:paragraph-rsid="002b8cee" fo:background-color="#ffffff" style:font-size-asian="12.25pt" style:font-size-complex="14pt"/>
    </style:style>
    <style:style style:name="P30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Comic Sans MS" fo:font-size="14pt" officeooo:rsid="002d5bba" officeooo:paragraph-rsid="002d5bba" fo:background-color="#ffffff" style:font-size-asian="12.25pt" style:font-size-complex="14pt"/>
    </style:style>
    <style:style style:name="P31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Comic Sans MS" fo:font-size="14pt" officeooo:rsid="002f49a0" officeooo:paragraph-rsid="002f49a0" fo:background-color="#ffffff" style:font-size-asian="12.25pt" style:font-size-complex="14pt"/>
    </style:style>
    <style:style style:name="P32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Comic Sans MS" fo:font-size="14pt" officeooo:rsid="002fc384" officeooo:paragraph-rsid="002fc384" fo:background-color="#ffffff" style:font-size-asian="12.25pt" style:font-size-complex="14pt"/>
    </style:style>
    <style:style style:name="P33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Comic Sans MS" fo:font-size="14pt" officeooo:rsid="0033141a" officeooo:paragraph-rsid="0033141a" fo:background-color="#ffffff" style:font-size-asian="12.25pt" style:font-size-complex="14pt"/>
    </style:style>
    <style:style style:name="P34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Comic Sans MS" fo:font-size="14pt" officeooo:rsid="000ed876" officeooo:paragraph-rsid="000ed876" style:font-size-asian="14pt" style:font-size-complex="14pt"/>
    </style:style>
    <style:style style:name="P35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Comic Sans MS" fo:font-size="14pt" officeooo:rsid="00100523" officeooo:paragraph-rsid="00100523" style:font-size-asian="14pt" style:font-size-complex="14pt"/>
    </style:style>
    <style:style style:name="P36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Comic Sans MS" fo:font-size="14pt" officeooo:rsid="00105af8" officeooo:paragraph-rsid="00105af8" style:font-size-asian="14pt" style:font-size-complex="14pt"/>
    </style:style>
    <style:style style:name="P37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Comic Sans MS" fo:font-size="14pt" officeooo:rsid="00121370" officeooo:paragraph-rsid="00121370" style:font-size-asian="14pt" style:font-size-complex="14pt"/>
    </style:style>
    <style:style style:name="P38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Comic Sans MS" fo:font-size="14pt" officeooo:rsid="001364ea" officeooo:paragraph-rsid="001364ea" style:font-size-asian="14pt" style:font-size-complex="14pt"/>
    </style:style>
    <style:style style:name="P39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Comic Sans MS" fo:font-size="14pt" officeooo:rsid="001364ea" officeooo:paragraph-rsid="001a479f" style:font-size-asian="14pt" style:font-size-complex="14pt"/>
    </style:style>
    <style:style style:name="P40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Comic Sans MS" fo:font-size="14pt" officeooo:rsid="00369801" officeooo:paragraph-rsid="00369801" style:font-size-asian="14pt" style:font-size-complex="14pt"/>
    </style:style>
    <style:style style:name="P41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Comic Sans MS" fo:font-size="14pt" officeooo:rsid="0014e172" officeooo:paragraph-rsid="0014e172" fo:background-color="#ffff00" style:font-size-asian="14pt" style:font-size-complex="14pt"/>
    </style:style>
    <style:style style:name="P42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Comic Sans MS" fo:font-size="14pt" officeooo:rsid="003442b4" officeooo:paragraph-rsid="003442b4" fo:background-color="#ffff00" style:font-size-asian="14pt" style:font-size-complex="14pt"/>
    </style:style>
    <style:style style:name="P43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Comic Sans MS" fo:font-size="14pt" officeooo:rsid="00358f88" officeooo:paragraph-rsid="00358f88" fo:background-color="#ffff00" style:font-size-asian="14pt" style:font-size-complex="14pt"/>
    </style:style>
    <style:style style:name="P44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Comic Sans MS" fo:font-size="14pt" officeooo:rsid="002d5bba" officeooo:paragraph-rsid="002d5bba" fo:background-color="#ffff00" style:font-size-asian="12.25pt" style:font-size-complex="14pt"/>
    </style:style>
    <style:style style:name="P45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Comic Sans MS" fo:font-size="14pt" officeooo:rsid="000ed876" officeooo:paragraph-rsid="000ed876" fo:background-color="#bbe33d" style:font-size-asian="14pt" style:font-size-complex="14pt"/>
    </style:style>
    <style:style style:name="P46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Comic Sans MS" fo:font-size="14pt" officeooo:rsid="002481d0" officeooo:paragraph-rsid="002481d0" fo:background-color="#bbe33d" style:font-size-asian="14pt" style:font-size-complex="14pt"/>
    </style:style>
    <style:style style:name="P47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Comic Sans MS" fo:font-size="14pt" officeooo:rsid="002b428f" officeooo:paragraph-rsid="002b428f" fo:background-color="#bbe33d" style:font-size-asian="12.25pt" style:font-size-complex="14pt"/>
    </style:style>
    <style:style style:name="P48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Comic Sans MS" fo:font-size="14pt" officeooo:rsid="00358f88" officeooo:paragraph-rsid="00358f88" fo:background-color="transparent" style:font-size-asian="14pt" style:font-size-complex="14pt"/>
    </style:style>
    <style:style style:name="P49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style:font-name="Comic Sans MS" fo:font-size="18pt" officeooo:rsid="002809aa" officeooo:paragraph-rsid="002809aa" fo:background-color="#5eb91e" style:font-size-asian="18pt" style:font-size-complex="18pt"/>
    </style:style>
    <style:style style:name="P50" style:family="paragraph" style:parent-style-name="Standard">
      <style:paragraph-properties fo:margin-left="0.5in" fo:margin-right="0in" fo:text-align="end" style:justify-single-word="false" fo:text-indent="0in" style:auto-text-indent="false" style:writing-mode="rl-tb"/>
      <style:text-properties style:font-name="Comic Sans MS" fo:font-size="14pt" officeooo:rsid="0029f995" officeooo:paragraph-rsid="0029f995" fo:background-color="#ffffff" style:font-size-asian="12.25pt" style:font-size-complex="14pt"/>
    </style:style>
    <style:style style:name="P51" style:family="paragraph" style:parent-style-name="Standard">
      <style:paragraph-properties fo:margin-left="0.5in" fo:margin-right="0in" fo:text-align="start" style:justify-single-word="false" fo:text-indent="0in" style:auto-text-indent="false" style:writing-mode="rl-tb"/>
      <style:text-properties style:font-name="Comic Sans MS" fo:font-size="14pt" officeooo:rsid="002b428f" officeooo:paragraph-rsid="002b428f" fo:background-color="#ffffff" style:font-size-asian="12.25pt" style:font-size-complex="14pt"/>
    </style:style>
    <style:style style:name="P52" style:family="paragraph" style:parent-style-name="Standard">
      <style:paragraph-properties fo:margin-left="0.5in" fo:margin-right="0in" fo:text-align="end" style:justify-single-word="false" fo:text-indent="0in" style:auto-text-indent="false" style:writing-mode="rl-tb"/>
      <style:text-properties style:font-name="Comic Sans MS" fo:font-size="14pt" officeooo:rsid="002f49a0" officeooo:paragraph-rsid="002f49a0" fo:background-color="#ffffff" style:font-size-asian="12.25pt" style:font-size-complex="14pt"/>
    </style:style>
    <style:style style:name="P53" style:family="paragraph" style:parent-style-name="Standard">
      <style:paragraph-properties fo:margin-left="0.5in" fo:margin-right="0in" fo:text-align="end" style:justify-single-word="false" fo:text-indent="0in" style:auto-text-indent="false" style:writing-mode="rl-tb"/>
      <style:text-properties style:font-name="Comic Sans MS" fo:font-size="14pt" officeooo:rsid="002fc384" officeooo:paragraph-rsid="002fc384" fo:background-color="#ffffff" style:font-size-asian="12.25pt" style:font-size-complex="14pt"/>
    </style:style>
    <style:style style:name="P54" style:family="paragraph" style:parent-style-name="Standard">
      <style:paragraph-properties fo:margin-left="0.5in" fo:margin-right="0in" fo:text-align="end" style:justify-single-word="false" fo:text-indent="0in" style:auto-text-indent="false" style:writing-mode="rl-tb"/>
      <style:text-properties style:font-name="Comic Sans MS" fo:font-size="14pt" officeooo:rsid="00314614" officeooo:paragraph-rsid="00314614" fo:background-color="#ffffff" style:font-size-asian="12.25pt" style:font-size-complex="14pt"/>
    </style:style>
    <style:style style:name="P55" style:family="paragraph" style:parent-style-name="Standard">
      <style:paragraph-properties fo:margin-left="0.5in" fo:margin-right="0in" fo:text-align="end" style:justify-single-word="false" fo:text-indent="0in" style:auto-text-indent="false" style:writing-mode="rl-tb"/>
      <style:text-properties style:font-name="Comic Sans MS" fo:font-size="14pt" officeooo:rsid="0033141a" officeooo:paragraph-rsid="0033141a" fo:background-color="#ffffff" style:font-size-asian="12.25pt" style:font-size-complex="14pt"/>
    </style:style>
    <style:style style:name="P56" style:family="paragraph" style:parent-style-name="Standard">
      <style:paragraph-properties fo:margin-left="0.5in" fo:margin-right="0in" fo:text-align="end" style:justify-single-word="false" fo:text-indent="0in" style:auto-text-indent="false" style:writing-mode="rl-tb"/>
      <style:text-properties style:font-name="Comic Sans MS" fo:font-size="14pt" officeooo:rsid="002fc384" officeooo:paragraph-rsid="002fc384" fo:background-color="#ffffff" style:font-size-asian="14pt" style:font-size-complex="14pt"/>
    </style:style>
    <style:style style:name="P57" style:family="paragraph" style:parent-style-name="Standard">
      <style:paragraph-properties fo:margin-left="0.5in" fo:margin-right="0in" fo:text-align="end" style:justify-single-word="false" fo:text-indent="0in" style:auto-text-indent="false" style:writing-mode="rl-tb"/>
      <style:text-properties style:font-name="Comic Sans MS" fo:font-size="14pt" officeooo:rsid="0030d0e8" officeooo:paragraph-rsid="0030d0e8" fo:background-color="#ffffff" style:font-size-asian="14pt" style:font-size-complex="14pt"/>
    </style:style>
    <style:style style:name="P58" style:family="paragraph" style:parent-style-name="Standard">
      <style:paragraph-properties fo:margin-left="0.5in" fo:margin-right="0in" fo:text-align="end" style:justify-single-word="false" fo:text-indent="0in" style:auto-text-indent="false" style:writing-mode="rl-tb"/>
      <style:text-properties style:font-name="Comic Sans MS" fo:font-size="14pt" officeooo:rsid="00335b31" officeooo:paragraph-rsid="00335b31" fo:background-color="#ffffff" style:font-size-asian="14pt" style:font-size-complex="14pt"/>
    </style:style>
    <style:style style:name="P59" style:family="paragraph" style:parent-style-name="Standard">
      <style:paragraph-properties fo:margin-left="0.5in" fo:margin-right="0in" fo:text-align="end" style:justify-single-word="false" fo:text-indent="0in" style:auto-text-indent="false" style:writing-mode="rl-tb"/>
      <style:text-properties style:font-name="Comic Sans MS" fo:font-size="14pt" officeooo:rsid="003442b4" officeooo:paragraph-rsid="003442b4" fo:background-color="#ffffff" style:font-size-asian="14pt" style:font-size-complex="14pt"/>
    </style:style>
    <style:style style:name="P60" style:family="paragraph" style:parent-style-name="Standard">
      <style:paragraph-properties fo:margin-left="0.5in" fo:margin-right="0in" fo:text-align="end" style:justify-single-word="false" fo:text-indent="0in" style:auto-text-indent="false" style:writing-mode="rl-tb"/>
      <style:text-properties style:font-name="Comic Sans MS" fo:font-size="14pt" officeooo:rsid="00369801" officeooo:paragraph-rsid="00369801" fo:background-color="#ffff00" style:font-size-asian="14pt" style:font-size-complex="14pt"/>
    </style:style>
    <style:style style:name="P61" style:family="paragraph" style:parent-style-name="Standard">
      <style:paragraph-properties fo:margin-left="0.5in" fo:margin-right="0in" fo:text-align="end" style:justify-single-word="false" fo:text-indent="0in" style:auto-text-indent="false" style:writing-mode="rl-tb"/>
      <style:text-properties style:font-name="Comic Sans MS" fo:font-size="14pt" officeooo:rsid="0030d0e8" officeooo:paragraph-rsid="0030d0e8" fo:background-color="#ffff00" style:font-size-asian="14pt" style:font-size-complex="14pt"/>
    </style:style>
    <style:style style:name="P62" style:family="paragraph" style:parent-style-name="Standard">
      <style:paragraph-properties fo:margin-left="0.5in" fo:margin-right="0in" fo:text-align="end" style:justify-single-word="false" fo:text-indent="0in" style:auto-text-indent="false" style:writing-mode="rl-tb"/>
      <style:text-properties style:font-name="Comic Sans MS" fo:font-size="14pt" officeooo:rsid="00369801" officeooo:paragraph-rsid="00369801" style:font-size-asian="14pt" style:font-size-complex="14pt"/>
    </style:style>
    <style:style style:name="P63" style:family="paragraph" style:parent-style-name="Standard">
      <style:paragraph-properties fo:margin-left="0.5in" fo:margin-right="0in" fo:text-align="start" style:justify-single-word="false" fo:text-indent="0in" style:auto-text-indent="false" style:writing-mode="rl-tb"/>
      <style:text-properties style:font-name="Comic Sans MS" fo:font-size="14pt" officeooo:rsid="003699a4" officeooo:paragraph-rsid="003699a4" style:font-size-asian="14pt" style:font-size-complex="14pt"/>
    </style:style>
    <style:style style:name="P64" style:family="paragraph" style:parent-style-name="Standard">
      <style:paragraph-properties fo:margin-left="0in" fo:margin-right="0in" fo:text-align="center" style:justify-single-word="false" fo:text-indent="0in" style:auto-text-indent="false" style:writing-mode="rl-tb"/>
      <style:text-properties style:font-name="Comic Sans MS" fo:font-size="14pt" officeooo:rsid="0029f995" officeooo:paragraph-rsid="0029f995" fo:background-color="#ffffff" style:font-size-asian="12.25pt" style:font-size-complex="14pt"/>
    </style:style>
    <style:style style:name="P65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Comic Sans MS" fo:font-size="14pt" officeooo:rsid="0038f53e" officeooo:paragraph-rsid="0038f53e" style:font-size-asian="14pt" style:font-size-complex="14pt"/>
    </style:style>
    <style:style style:name="P66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Comic Sans MS" fo:font-size="14pt" officeooo:rsid="003aea11" officeooo:paragraph-rsid="003aea11" style:font-size-asian="14pt" style:font-size-complex="14pt"/>
    </style:style>
    <style:style style:name="P6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Comic Sans MS" fo:font-size="14pt" officeooo:rsid="003af43a" officeooo:paragraph-rsid="003af43a" style:font-size-asian="14pt" style:font-size-complex="14pt"/>
    </style:style>
    <style:style style:name="P68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Comic Sans MS" fo:font-size="14pt" officeooo:rsid="003f1fed" officeooo:paragraph-rsid="003f1fed" fo:background-color="#ffff00" style:font-size-asian="14pt" style:font-size-complex="14pt"/>
    </style:style>
    <style:style style:name="P69" style:family="paragraph" style:parent-style-name="Standard">
      <style:paragraph-properties fo:margin-left="0in" fo:margin-right="0in" fo:text-align="start" style:justify-single-word="false" fo:text-indent="0in" style:auto-text-indent="false" style:writing-mode="rl-tb"/>
      <style:text-properties style:font-name="Comic Sans MS" fo:font-size="14pt" officeooo:rsid="003fe298" officeooo:paragraph-rsid="003fe298" fo:background-color="#ffff00" style:font-size-asian="14pt" style:font-size-complex="14pt"/>
    </style:style>
    <style:style style:name="P70" style:family="paragraph" style:parent-style-name="Standard">
      <style:paragraph-properties fo:margin-left="0in" fo:margin-right="0in" fo:text-align="start" style:justify-single-word="false" fo:text-indent="0in" style:auto-text-indent="false" style:writing-mode="rl-tb"/>
      <style:text-properties style:font-name="Comic Sans MS" fo:font-size="14pt" officeooo:rsid="0040e822" officeooo:paragraph-rsid="0040e822" fo:background-color="#ffff00" style:font-size-asian="14pt" style:font-size-complex="14pt"/>
    </style:style>
    <style:style style:name="P71" style:family="paragraph" style:parent-style-name="Standard">
      <style:paragraph-properties fo:margin-left="0in" fo:margin-right="0in" fo:text-align="center" style:justify-single-word="false" fo:text-indent="0in" style:auto-text-indent="false" style:writing-mode="rl-tb"/>
      <style:text-properties style:font-name="Comic Sans MS" fo:font-size="20pt" fo:font-weight="bold" officeooo:rsid="002cac76" officeooo:paragraph-rsid="002cac76" fo:background-color="#ffffff" style:font-size-asian="20pt" style:font-weight-asian="bold" style:font-size-complex="20pt" style:font-weight-complex="bold"/>
    </style:style>
    <style:style style:name="P72" style:family="paragraph" style:parent-style-name="Standard">
      <style:paragraph-properties fo:margin-left="0in" fo:margin-right="0in" fo:text-align="end" style:justify-single-word="false" fo:text-indent="0in" style:auto-text-indent="false" style:writing-mode="lr-tb"/>
      <style:text-properties style:font-name="Comic Sans MS" fo:font-size="14pt" officeooo:rsid="00314180" officeooo:paragraph-rsid="00314180" fo:background-color="#ffffff" style:font-size-asian="14pt" style:font-size-complex="14pt"/>
    </style:style>
    <style:style style:name="P73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Comic Sans MS" fo:font-size="14pt" officeooo:rsid="0037f7fc" officeooo:paragraph-rsid="0037f7fc" style:font-size-asian="14pt" style:font-size-complex="14pt"/>
    </style:style>
    <style:style style:name="P7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Comic Sans MS" fo:font-size="14pt" officeooo:rsid="0038f53e" officeooo:paragraph-rsid="0038f53e" style:font-size-asian="14pt" style:font-size-complex="14pt"/>
    </style:style>
    <style:style style:name="P75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Comic Sans MS" fo:font-size="14pt" officeooo:rsid="003af43a" officeooo:paragraph-rsid="003af43a" style:font-size-asian="14pt" style:font-size-complex="14pt"/>
    </style:style>
    <style:style style:name="P76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Comic Sans MS" fo:font-size="14pt" officeooo:rsid="003ce67a" officeooo:paragraph-rsid="003ce67a" fo:background-color="#ffff00" style:font-size-asian="14pt" style:font-size-complex="14pt"/>
    </style:style>
    <style:style style:name="P7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Comic Sans MS" fo:font-size="14pt" officeooo:rsid="003dbd22" officeooo:paragraph-rsid="003dbd22" fo:background-color="#ffff00" style:font-size-asian="14pt" style:font-size-complex="14pt"/>
    </style:style>
    <style:style style:name="P78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Comic Sans MS" fo:font-size="14pt" officeooo:rsid="003fe298" officeooo:paragraph-rsid="003fe298" fo:background-color="#ffff00" style:font-size-asian="14pt" style:font-size-complex="14pt"/>
    </style:style>
    <style:style style:name="P7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Comic Sans MS" fo:font-size="14pt" officeooo:rsid="0041223e" officeooo:paragraph-rsid="0041223e" fo:background-color="#ffff00" style:font-size-asian="14pt" style:font-size-complex="14pt"/>
    </style:style>
    <style:style style:name="P8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Comic Sans MS" fo:font-size="14pt" officeooo:rsid="00420b6d" officeooo:paragraph-rsid="00420b6d" fo:background-color="#ffff00" style:font-size-asian="14pt" style:font-size-complex="14pt"/>
    </style:style>
    <style:style style:name="P8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Comic Sans MS" fo:font-size="14pt" officeooo:rsid="0044864c" officeooo:paragraph-rsid="0044864c" fo:background-color="#ffff00" style:font-size-asian="14pt" style:font-size-complex="14pt"/>
    </style:style>
    <style:style style:name="P82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Comic Sans MS" fo:font-size="14pt" officeooo:rsid="0044864c" officeooo:paragraph-rsid="0048ae73" fo:background-color="#ffff00" style:font-size-asian="14pt" style:font-size-complex="14pt"/>
    </style:style>
    <style:style style:name="P83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Comic Sans MS" fo:font-size="14pt" officeooo:rsid="0040e822" officeooo:paragraph-rsid="0040e822" fo:background-color="transparent" style:font-size-asian="14pt" style:font-size-complex="14pt"/>
    </style:style>
    <style:style style:name="P8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color="#d4d4d4" loext:opacity="100%" style:font-name="Droid Sans Mono" fo:font-size="15pt" fo:font-weight="normal" officeooo:rsid="003fe298" officeooo:paragraph-rsid="003fe298" fo:background-color="#000000" style:font-size-asian="15pt" style:font-size-complex="15pt"/>
    </style:style>
    <style:style style:name="P85" style:family="paragraph" style:parent-style-name="Standard" style:master-page-name="Standard">
      <style:paragraph-properties fo:text-align="start" style:justify-single-word="false" style:page-number="auto"/>
      <style:text-properties style:font-name="Comic Sans MS" fo:font-size="22pt" officeooo:rsid="000ed876" style:font-size-asian="22pt" style:font-size-complex="22pt"/>
    </style:style>
    <style:style style:name="P86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Comic Sans MS" fo:font-size="14pt" officeooo:rsid="0044864c" officeooo:paragraph-rsid="0048ae73" fo:background-color="#ffff00" style:font-size-asian="14pt" style:font-size-complex="14pt"/>
    </style:style>
    <style:style style:name="T1" style:family="text">
      <style:text-properties officeooo:rsid="00176c19"/>
    </style:style>
    <style:style style:name="T2" style:family="text">
      <style:text-properties officeooo:rsid="0018f721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c1af1"/>
    </style:style>
    <style:style style:name="T5" style:family="text">
      <style:text-properties officeooo:rsid="00254117"/>
    </style:style>
    <style:style style:name="T6" style:family="text">
      <style:text-properties officeooo:rsid="003d5a68"/>
    </style:style>
    <style:style style:name="T7" style:family="text">
      <style:text-properties fo:color="#eeffff" loext:opacity="100%"/>
    </style:style>
    <style:style style:name="T8" style:family="text">
      <style:text-properties fo:color="#89ddf3" loext:opacity="100%"/>
    </style:style>
    <style:style style:name="T9" style:family="text">
      <style:text-properties fo:color="#ffcb6b" loext:opacity="100%"/>
    </style:style>
    <style:style style:name="T10" style:family="text">
      <style:text-properties fo:color="#f78c6a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/>
      <text:p text:style-name="P1">:<text:span text:style-name="T3">GetX</text:span></text:p>
      <text:p text:style-name="P2">:MVC patterns</text:p>
      <text:p text:style-name="P34">Deal With PageController</text:p>
      <text:p text:style-name="P34">Deal With Timer</text:p>
      <text:p text:style-name="P34">checkAnswer if it True | false</text:p>
      <text:p text:style-name="P34">Content Char Count</text:p>
      <text:p text:style-name="P34">check Answer if it True | false</text:p>
      <text:p text:style-name="P34">Check IsQuestion Answer</text:p>
      <text:p text:style-name="P34"><text:s text:c="3"/>startTimer</text:p>
      <text:p text:style-name="P34"><text:s text:c="3"/>resetTimer</text:p>
      <text:p text:style-name="P34"><text:s text:c="3"/>stop Timer</text:p>
      <text:p text:style-name="P45">Screens:</text:p>
      <text:p text:style-name="P34">Welcome Screen</text:p>
      <text:p text:style-name="P34">Quiz Screen</text:p>
      <text:p text:style-name="P34">10 Question</text:p>
      <text:p text:style-name="P34">100 mark</text:p>
      <text:p text:style-name="P34">Score Screen</text:p>
      <text:p text:style-name="P45">Creating Model :</text:p>
      <text:p text:style-name="P35">each qusetion has a</text:p>
      <text:p text:style-name="P35"><text:s/>int id , answer; </text:p>
      <text:p text:style-name="P35">String ( same question) ;</text:p>
      <text:p text:style-name="P35">List &lt;String&gt; options;</text:p>
      <text:p text:style-name="P35"><text:soft-page-break/>[</text:p>
      <text:p text:style-name="P35">‘aa’, ‘ss’, ‘dd’</text:p>
      <text:p text:style-name="P35">]</text:p>
      <text:p text:style-name="P35">QuestionModel({</text:p>
      <text:p text:style-name="P35">this.id, this.answer,this.question,this.options</text:p>
      <text:p text:style-name="P35">});</text:p>
      <text:p text:style-name="P45">Creating Controller:</text:p>
      <text:p text:style-name="P35">quiz Controller </text:p>
      <text:p text:style-name="P36">in welCome Screen need to write and display the name in Score Screen </text:p>
      <text:p text:style-name="P36">String name= “ “;</text:p>
      <text:p text:style-name="P36">Is the answer true or false ?</text:p>
      <text:p text:style-name="P36">bool _isPressed = true , false</text:p>
      <text:p text:style-name="P36">final List&lt;QuestionModel&gt; _questionsList</text:p>
      <text:p text:style-name="P37">bool _isPressed = false;</text:p>
      <text:p text:style-name="P37">double _numberOfQuestion = 1;</text:p>
      <text:p text:style-name="P37">int? _selectAnswer;</text:p>
      <text:p text:style-name="P37">int? _correctAnswer;</text:p>
      <text:p text:style-name="P37">int _countOfCorrectAnswers = 0;</text:p>
      <text:p text:style-name="P38">we need variable to calculate the Time</text:p>
      <text:p text:style-name="P39">final RxInt _sec = 15.obs;</text:p>
      <text:p text:style-name="P39"><text:s/>MaxSecond = 15sec;</text:p>
      <text:p text:style-name="P38">final Map&lt;int,bool&gt; _questionIsAnswerd;</text:p>
      <text:p text:style-name="P38">late PageController pageController;</text:p>
      <text:p text:style-name="P38"><text:soft-page-break/>Timer? _timer;</text:p>
      <text:p text:style-name="P41">quiz_controller.dart</text:p>
      <text:p text:style-name="P8">class QuizController extends GetxController{</text:p>
      <text:p text:style-name="P8">String name = ‘ ‘ ;</text:p>
      <text:p text:style-name="P8">final List &lt;QuestionModel&gt; _questionList = [</text:p>
      <text:p text:style-name="P8">QuestionModel(</text:p>
      <text:p text:style-name="P8">id: 8,</text:p>
      <text:p text:style-name="P8">question: ‘StateMangement’,</text:p>
      <text:p text:style-name="P8">answer: 2 ,</text:p>
      <text:p text:style-name="P8">options=[‘Bloc’, ‘GetX’ , ‘Provider’ , ‘riverPod’],),</text:p>
      <text:p text:style-name="P8">bool _isPressed=false;</text:p>
      <text:p text:style-name="P8">double _numberOfQuestion=1;</text:p>
      <text:p text:style-name="P9">int? _selectedAnswer;</text:p>
      <text:p text:style-name="P9">int countOfCorrectAnswer=8;</text:p>
      <text:p text:style-name="P9">final RxInt sec=15.obs;</text:p>
      <text:p text:style-name="P9">int get countOfQuestion =&gt; _questionList.length;</text:p>
      <text:p text:style-name="P9">RxInt get sec =&gt; _sec;</text:p>
      <text:p text:style-name="P9">int _correctAnswer;</text:p>
      <text:p text:style-name="P9">final <text:s/>Map &lt;int, bool&gt; _questionIsAnswerd={};</text:p>
      <text:p text:style-name="P9">Timer? <text:s/>_timer;</text:p>
      <text:p text:style-name="P6">final maxSec=15;</text:p>
      <text:p text:style-name="P6">late PageController pageController;</text:p>
      <text:p text:style-name="P6">@override</text:p>
      <text:p text:style-name="P6"><text:span text:style-name="T3">void onInit()</text:span>{</text:p>
      <text:p text:style-name="P6"><text:soft-page-break/>pageController = PageController(initialPage: 0);</text:p>
      <text:p text:style-name="P6">resetAnswer();</text:p>
      <text:p text:style-name="P6">super.onInit();}</text:p>
      <text:p text:style-name="P6">@override</text:p>
      <text:p text:style-name="P6"><text:span text:style-name="T3">void onClose()</text:span> {</text:p>
      <text:p text:style-name="P6">pageController.dispose();<text:line-break/>super.onClose();</text:p>
      <text:p text:style-name="P6">}</text:p>
      <text:p text:style-name="P6">double get scoreResult {</text:p>
      <text:p text:style-name="P6">return countOfCorrectAnswer*100/_<text:span text:style-name="T1">questionList.length</text:span>;</text:p>
      <text:p text:style-name="P6">}</text:p>
      <text:p text:style-name="P5">void checkAnswe<text:span text:style-name="T2">r</text:span>(<text:span text:style-name="T2">QuestionModel questionModel</text:span>,int selectedAnswer)</text:p>
      <text:p text:style-name="P3">{</text:p>
      <text:p text:style-name="P4">_isPressed=true;</text:p>
      <text:p text:style-name="P4">_selectedAnswer=selectedAnswer;</text:p>
      <text:p text:style-name="P4">_correctAnswer<text:span text:style-name="T2">=QuestionModel.answer</text:span>;</text:p>
      <text:p text:style-name="P7">if(_correctAnswer==_selectedAnswer){</text:p>
      <text:p text:style-name="P7">_countOfCorrectAnswer++;</text:p>
      <text:p text:style-name="P7">}</text:p>
      <text:p text:style-name="P11">stopTimer();</text:p>
      <text:p text:style-name="P11">_ _<text:span text:style-name="T4">questionIsAnswerd.update(</text:span></text:p>
      <text:p text:style-name="P13">questionModel.id, (value) =&gt; true);</text:p>
      <text:p text:style-name="P13"/>
      <text:p text:style-name="P14"><text:soft-page-break/></text:p>
      <text:p text:style-name="P11"/>
      <text:p text:style-name="P14">Future.delayed(const Duration(milliseconds: 500)).then((value) =&gt; nextQuestion());</text:p>
      <text:p text:style-name="P14">update();</text:p>
      <text:p text:style-name="P4">}</text:p>
      <text:p text:style-name="P16">bool checkIsQuestionAnswerd(int quesID){</text:p>
      <text:p text:style-name="P16"><text:s text:c="8"/>return _questionIsAnswerd.entries</text:p>
      <text:p text:style-name="P16"><text:s text:c="16"/>.firstWhere((element) =&gt; element.key==quesID)</text:p>
      <text:p text:style-name="P16"><text:s text:c="15"/>.value;</text:p>
      <text:p text:style-name="P16">}</text:p>
      <text:p text:style-name="P6">void resetAnswer() {</text:p>
      <text:p text:style-name="P6">_<text:span text:style-name="T1">isPressed=true;</text:span></text:p>
      <text:p text:style-name="P6">_<text:span text:style-name="T1">selectedAnswer=selectedAnswer;</text:span></text:p>
      <text:p text:style-name="P6">_<text:span text:style-name="T1">correctAnswer=QuestionModel.answe</text:span><text:span text:style-name="T2">r</text:span></text:p>
      <text:p text:style-name="P6">}</text:p>
      <text:p text:style-name="P12">void stopTimer(){</text:p>
      <text:p text:style-name="P12">}</text:p>
      <text:p text:style-name="P15">nextQuestion() {</text:p>
      <text:p text:style-name="P17">if(_timer!=null || _timer.isActive){</text:p>
      <text:p text:style-name="P17">stopTimer();</text:p>
      <text:p text:style-name="P15">}</text:p>
      <text:p text:style-name="P18">if(){}</text:p>
      <text:p text:style-name="P10">]</text:p>
      <text:p text:style-name="P8"><text:soft-page-break/>}</text:p>
      <text:p text:style-name="P46">MVC</text:p>
      <text:p text:style-name="P19"><text:span text:style-name="T5">M</text:span>odel , <text:span text:style-name="T5">V</text:span>iew , Controller</text:p>
      <text:p text:style-name="P19"/>
      <text:p text:style-name="P49">GetX</text:p>
      <text:p text:style-name="P25">learn GetX :</text:p>
      <text:p text:style-name="P25">Get.to(Home())</text:p>
      <text:p text:style-name="P25">Navigator.of(context).push(MaterialPageRoute(builder: (context) =&gt; Home()))</text:p>
      <text:p text:style-name="P25"/>
      <text:p text:style-name="P26">Model <text:s/>- View – Controller <text:s/></text:p>
      <text:p text:style-name="P27">Route Management</text:p>
      <text:p text:style-name="P50">إدارة التوجيه للصفحات </text:p>
      <text:p text:style-name="P51">Navigation between Pages</text:p>
      <text:p text:style-name="P71">1</text:p>
      <text:p text:style-name="P64">Material App =&gt;GetMaterialApp</text:p>
      <text:p text:style-name="P47">MaterialApp</text:p>
      <text:p text:style-name="P28">MaterialButton(</text:p>
      <text:p text:style-name="P28">onPressed: (){</text:p>
      <text:p text:style-name="P28">Navigator.of(context).push(MaterialPageRoute(builder: (context) =&gt; PageOne()));}</text:p>
      <text:p text:style-name="P47">GetMaterialApp</text:p>
      <text:p text:style-name="P47">Get.to();</text:p>
      <text:p text:style-name="P28">Get.to(PageOne());</text:p>
      <text:p text:style-name="P28"><text:soft-page-break/>.to() &lt;=&gt; .push()</text:p>
      <text:p text:style-name="P28">Navigator.of(context).pushReplacement(MaterialPageRoute(builder: (context) =&gt; PageOne()));}</text:p>
      <text:p text:style-name="P29">Get.to();</text:p>
      <text:p text:style-name="P28">Get.off();</text:p>
      <text:p text:style-name="P29">Get.offAll();</text:p>
      <text:p text:style-name="P29">Get.back();</text:p>
      <text:p text:style-name="P44">push and remove until :</text:p>
      <text:p text:style-name="P30">Get.offAll()</text:p>
      <text:p text:style-name="P30">Get.off()</text:p>
      <text:p text:style-name="P30">Get.back()</text:p>
      <text:p text:style-name="P31">Getx</text:p>
      <text:p text:style-name="P52">بتعمل فصل كامل للview عن ال logic</text:p>
      <text:p text:style-name="P31">Model :(Data Source)</text:p>
      <text:p text:style-name="P52">بيتعامل مع قواعد البيانات او APIS <text:s/>بشكل عام </text:p>
      <text:p text:style-name="P32">View :(User Interface)</text:p>
      <text:p text:style-name="P53">بيتم فيه عرض البيانات بالإضافة بياخد <text:s/>الinput من الuser</text:p>
      <text:p text:style-name="P32">Controller:</text:p>
      <text:p text:style-name="P54">بيتم فيه كل عمليات ال busnis logic </text:p>
      <text:p text:style-name="P53">بيحتوي على ال Variables &amp; logic</text:p>
      <text:p text:style-name="P53">بيعمل handle للبيانات وبيرسلها لل view</text:p>
      <text:p text:style-name="P33">update();</text:p>
      <text:p text:style-name="P55">حتعمل rebuild لل GetBuilder الموجودة في صفحة الHome</text:p>
      <text:p text:style-name="P55">بتعمل notify listenier in Provider <text:s/></text:p>
      <text:p text:style-name="P55"><text:soft-page-break/></text:p>
      <text:p text:style-name="P20">Statemanagement(Getx ,GetBuilder,Obx):</text:p>
      <text:p text:style-name="P56"/>
      <text:p text:style-name="P61">مثال:</text:p>
      <text:p text:style-name="P57"><text:s/>في حال أردت أن أعمل عداد عند الضغط على ال - بينقص العداد وعند الضغط على ال + بيزيد العداد <text:s/></text:p>
      <text:p text:style-name="P21"/>
      <text:p text:style-name="P22"><text:s text:c="2"/>مهمتها setState </text:p>
      <text:p text:style-name="P22"/>
      <text:p text:style-name="P22"><text:s/>method build لللrebuild بتعمل </text:p>
      <text:p text:style-name="P23">UIالتغير ليظهر في ال </text:p>
      <text:p text:style-name="P72">يجب أضافة setState</text:p>
      <text:p text:style-name="P21">GetBuilder And Getx in Deep:</text:p>
      <text:p text:style-name="P58">GetBuilder اسرع من ال Getx</text:p>
      <text:p text:style-name="P59">Getx تعتمد على مبدأ ال Stream التغيرات التي تتم في ال Controller مباشرة حيستمع لها <text:s/>في ال view</text:p>
      <text:p text:style-name="P24">GetBuilder&lt;HomeController&gt;{</text:p>
      <text:p text:style-name="P24"/>
      <text:p text:style-name="P42">Getx</text:p>
      <text:p text:style-name="P43">Getx&lt;HomeController&gt;{</text:p>
      <text:p text:style-name="P48">RxInt <text:s/>counter = 0.obs;</text:p>
      <text:p text:style-name="P43">}</text:p>
      <text:p text:style-name="P43">${controller.counter.value}</text:p>
      <text:p text:style-name="P43"/>
      <text:p text:style-name="P60">obs: ميزة من مزايا الstream <text:s/>التي تجعل ال Getx تستمع لها</text:p>
      <text:p text:style-name="P40"><text:soft-page-break/>Obx </text:p>
      <text:p text:style-name="P62">نفس مبدأ ال Stream تجعل الGetx تعتمد عليها ولكن دون استخدام ال Controller</text:p>
      <text:p text:style-name="P63"><text:s/>update rebuild: <text:s/>GetBuilder</text:p>
      <text:p text:style-name="P63"><text:s/>stream :Getx</text:p>
      <text:p text:style-name="P63"/>
      <text:p text:style-name="P63">Obx: stream</text:p>
      <text:p text:style-name="P63"/>
      <text:p text:style-name="P63">GetBuilder And Getx in Deep </text:p>
      <text:p text:style-name="P73"><text:s/>Dependency Injection :</text:p>
      <text:p text:style-name="P73">(Get put – Get find – Get lazyPut)</text:p>
      <text:p text:style-name="P73"/>
      <text:p text:style-name="P73">هو تكنولوجي لحقن instance <text:s text:c="2"/></text:p>
      <text:p text:style-name="P73">من احد الكلاسات في الاخر </text:p>
      <text:p text:style-name="P73"/>
      <text:p text:style-name="P74">Bindings:</text:p>
      <text:p text:style-name="P65">أنه عم بيتم الحقن في ال view</text:p>
      <text:p text:style-name="P65">لفصل ال dependence عن ال view نستخدم ا Bindings</text:p>
      <text:p text:style-name="P65">Bindings تساعدنا على ترتيب الكود وهي مجموعة من الكلاسات بإمكانا أن نعلن عن ال Dependency الخاصة فينا ومن ثم نربطها بالكود</text:p>
      <text:p text:style-name="P66">يجب ان نستعمل ال route management الخاصة بال Getx</text:p>
      <text:p text:style-name="P66"/>
      <text:p text:style-name="P75">Getx</text:p>
      <text:p text:style-name="P75">Get.back();</text:p>
      <text:p text:style-name="P67">للخروج من مربع الحوار </text:p>
      <text:p text:style-name="P67"><text:soft-page-break/>كيفية أظهار ال dialog باستخدام ال Getx:</text:p>
      <text:p text:style-name="P75">Get.defaultDialog(</text:p>
      <text:p text:style-name="P75">);</text:p>
      <text:p text:style-name="P76">bottomSheet<text:span text:style-name="T6">+Theme</text:span></text:p>
      <text:p text:style-name="P77">Navigation without named routes</text:p>
      <text:p text:style-name="P68">كيف يتم الانتقال بين الواجهات باستخدام ال Getx</text:p>
      <text:p text:style-name="P69"/>
      <text:p text:style-name="P69"/>
      <text:p text:style-name="P69">Obx and <text:s/>Custom Class:</text:p>
      <text:p text:style-name="P70">student.dart</text:p>
      <text:p text:style-name="P83">class Student{</text:p>
      <text:p text:style-name="P83">var name;</text:p>
      <text:p text:style-name="P83">var age;</text:p>
      <text:p text:style-name="P83">Student({this.name,this.age});</text:p>
      <text:p text:style-name="P83">}</text:p>
      <text:p text:style-name="P84"><text:span text:style-name="T7">final student </text:span><text:span text:style-name="T8">=</text:span><text:span text:style-name="T7"> </text:span><text:span text:style-name="T9">Student</text:span><text:span text:style-name="T7">(name</text:span><text:span text:style-name="T8">:</text:span><text:span text:style-name="T7"> "Israa"</text:span><text:span text:style-name="T8">,</text:span><text:span text:style-name="T7"> age</text:span><text:span text:style-name="T8">:</text:span><text:span text:style-name="T7"> </text:span><text:span text:style-name="T10">23</text:span><text:span text:style-name="T7">)</text:span><text:span text:style-name="T8">.</text:span><text:span text:style-name="T7">obs</text:span><text:span text:style-name="T8">;</text:span></text:p>
      <text:p text:style-name="P78"/>
      <text:p text:style-name="P78">GetX Controller:</text:p>
      <text:p text:style-name="P78">busnies logic and Ui Code:</text:p>
      <text:p text:style-name="P79">Getx With Controller <text:s/>type:</text:p>
      <text:p text:style-name="P80">WooCommerce ;</text:p>
      <text:p text:style-name="P80">http://shopsham123.epizy.com/</text:p>
      <text:p text:style-name="P81"><text:a xlink:type="simple" xlink:href="https://www.pexels.com/search/clothes/" text:style-name="Internet_20_link" text:visited-style-name="Visited_20_Internet_20_Link">https://www.pexels.com/search/clothes/</text:a></text:p>
      <text:p text:style-name="P81"><text:a xlink:type="simple" xlink:href="https://unsplash.com/" text:style-name="Internet_20_link" text:visited-style-name="Visited_20_Internet_20_Link">https://unsplash.com/</text:a></text:p>
      <text:p text:style-name="P81"><text:soft-page-break/><text:a xlink:type="simple" xlink:href="https://resizeimage.net/" text:style-name="Internet_20_link" text:visited-style-name="Visited_20_Internet_20_Link">https://resizeimage.net/</text:a></text:p>
      <text:p text:style-name="P81"><text:a xlink:type="simple" xlink:href="https://www.remove.bg/" text:style-name="Internet_20_link" text:visited-style-name="Visited_20_Internet_20_Link">https://www.remove.bg/</text:a></text:p>
      <text:p text:style-name="P82">تغيير حجم الصورة resizeimage </text:p>
      <text:p text:style-name="P82">🔗 <text:a xlink:type="simple" xlink:href="https://www.youtube.com/redirect?event=video_description&amp;redir_token=QUFFLUhqbnl3cjZSWVZnZzhCalpBbVViU3d3YzBzb2dwUXxBQ3Jtc0ttUFBEdkZmZ3B0aklrX3FJWjdPM0hCTkl2cXB5NG9aX1BDMDlLSFI5bERFSHFxVS1pTkJna09qLUdYYjFfa09IRWh4MjE0Umc4aWpjQWFJTURlMUNXM1c4QU5YVXB0M0s0X0VZT01rQXJ6U1NJVkU2NA&amp;q=https%3A%2F%2Fresizeimage.net%2F&amp;v=4XDN6hv0VaU" office:target-frame-name="_blank" xlink:show="new" text:style-name="Internet_20_link" text:visited-style-name="Visited_20_Internet_20_Link">https://resizeimage.net/</text:a> </text:p>
      <text:p text:style-name="P82">تحويل الصور Online image converter </text:p>
      <text:p text:style-name="P82">🔗 <text:a xlink:type="simple" xlink:href="https://www.youtube.com/redirect?event=video_description&amp;redir_token=QUFFLUhqbXg1RzBrWWNvZW1nMWV1ZjBOdnhCaEhHYzItQXxBQ3Jtc0tuTE54RTl0UEpvSnFwUTNPdExNZUlOWkpFbXJzSktJMEJtYTJCTURQcklHVUQ2NEJYYnYzZGlEX091UG9OVWFiQkppX1R2UFZPQl9PaE9DS3NnQUNBT2hJbHZuOFgtSGprbGc4VVJUZzJiX2lFbUhJZw&amp;q=https%3A%2F%2Fimage.online-convert.com%2F&amp;v=4XDN6hv0VaU" office:target-frame-name="_blank" xlink:show="new" text:style-name="Internet_20_link" text:visited-style-name="Visited_20_Internet_20_Link">https://image.online-convert.com/</text:a> </text:p>
      <text:p text:style-name="P82">remove the background حذف خلفية الصور 🔗 <text:a xlink:type="simple" xlink:href="https://www.youtube.com/redirect?event=video_description&amp;redir_token=QUFFLUhqbkxMQjNJVnA3endUTUVLTEk0bWN4UnozT1VtUXxBQ3Jtc0tsZjhjeHp3a2NPdmJuSWhqX19STndVa0M3SzFucW1XdnVsOFB3NzE1TmxBZEFIbDZMTjhvZ0RUTm5UdXQwcWJUZ1pIa0VhYTFzVFNTaUdwMlhRUjNVZm9tUXZMRkRYcFpaNF9MWG92SktOd0htY29vdw&amp;q=https%3A%2F%2Fwww.remove.bg%2Fupload&amp;v=4XDN6hv0VaU" office:target-frame-name="_blank" xlink:show="new" text:style-name="Internet_20_link" text:visited-style-name="Visited_20_Internet_20_Link">https://www.remove.bg/upload</text:a> </text:p>
      <text:p text:style-name="P82">روابط تحميل صور مجانية</text:p>
      <text:p text:style-name="P82"><text:s/>🔗 <text:a xlink:type="simple" xlink:href="https://undraw.co/illustrations" text:style-name="Internet_20_link" text:visited-style-name="Visited_20_Internet_20_Link">https://undraw.co/illustrations</text:a></text:p>
      <text:p text:style-name="P82"><text:s/><text:a xlink:type="simple" xlink:href="https://www.youtube.com/redirect?event=video_description&amp;redir_token=QUFFLUhqbUxuazUxSk10MnNGR2c1eW14WGhXUTNGcE9pZ3xBQ3Jtc0tsbE8yU1paRFQ3UjZxU1Vubm9lYzlDb0s4b1p5aU84WnR5UE1Qdmk4S1Z2aldxLTRkaFk5RGE1SXo2amZzZWZLdmlmQWhramRNNER0MUlXZ2dHeW5zUmh5ajV1YVBVX1RwUjR4TUZaeHgyQjlrQkpOWQ&amp;q=https%3A%2F%2Funsplash.com%2F&amp;v=4XDN6hv0VaU" office:target-frame-name="_blank" xlink:show="new" text:style-name="Internet_20_link" text:visited-style-name="Visited_20_Internet_20_Link">https://unsplash.com/</text:a> <text:a xlink:type="simple" xlink:href="https://www.youtube.com/redirect?event=video_description&amp;redir_token=QUFFLUhqa01EUmZ6LUlLYi1OczM4b1g0R2ZkZVVOcGdRZ3xBQ3Jtc0ttaFF3aC1rM1p2Wnl5WHVKVUlZR0liLXU2SHo3bjV2TlllOG5KYnhfZHFqNjlmSGtGbTRKMEc0eS1XR093TDZ3YnJTRGdLLU5PSzI3dndDV3FnZENYMWdDSUFhZF9JM3JRZ2UtUERvaVNqSl9QeUFaSQ&amp;q=https%3A%2F%2Fwww.pexels.com%2F&amp;v=4XDN6hv0VaU" office:target-frame-name="_blank" xlink:show="new" text:style-name="Internet_20_link" text:visited-style-name="Visited_20_Internet_20_Link">https://www.pexels.com/</text:a> </text:p>
      <text:p text:style-name="P82"/>
      <text:p text:style-name="P82"/>
      <text:p text:style-name="P82"/>
      <text:p text:style-name="P82"/>
      <text:p text:style-name="P82"/>
      <text:p text:style-name="P82"><text:a xlink:type="simple" xlink:href="http://shopsham123.epizy.com/product/coco-body-oil-2/" text:style-name="Internet_20_link" text:visited-style-name="Visited_20_Internet_20_Link">http://shopsham123.epizy.com/product/coco-body-oil-2/</text:a></text:p>
      <text:p text:style-name="P82">http://shopsham123.epizy.com/wp-admin/edit.php?post_type=product&amp;page=product_attribut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Calibri" svg:font-family="Calibri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DejaVu Sans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DejaVu Sans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end" style:justify-single-word="false" fo:orphans="2" fo:widows="2" style:writing-mode="rl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963992307311</meta:initial-creator>
    <meta:editing-cycles>17</meta:editing-cycles>
    <meta:creation-date>2021-12-08T20:42:00</meta:creation-date>
    <dc:date>2022-01-22T03:47:55.718347413</dc:date>
    <meta:editing-duration>PT6H42M56S</meta:editing-duration>
    <meta:generator>LibreOffice/7.0.6.2$Linux_X86_64 LibreOffice_project/00$Build-2</meta:generator>
    <meta:document-statistic meta:table-count="0" meta:image-count="0" meta:object-count="0" meta:page-count="11" meta:paragraph-count="222" meta:word-count="689" meta:character-count="5553" meta:non-whitespace-character-count="4985"/>
    <meta:user-defined meta:name="AppVersion">16.0000</meta:user-defined>
    <meta:template xlink:type="simple" xlink:actuate="onRequest" xlink:title="Normal" xlink:href=""/>
  </office:meta>
</office:document-meta>
</file>